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font-name="Times New Roman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 style:font-name="Times New Roman"/>
    </style:style>
    <style:style style:name="T6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7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8_2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, through page 8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There are two thin lines of wax on the back cover.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A lecture for Pekud<text:span text:style-name="T1">é</text:span><text:span text:style-name="T2">/</text:span></text:p>
      <text:p text:style-name="P6"/>
      <text:p text:style-name="P7">[Page 1]</text:p>
      <text:p text:style-name="P4"><text:span text:style-name="T2">"Moses </text:span><text:span text:style-name="T3">saw</text:span><text:span text:style-name="T5"> looked upon all the work and behold they </text:span><text:span text:style-name="T3">did</text:span><text:span text:style-name="T5"> had done it as the/ Lord had commanded, even so had they done it, and Moses blessed them."/</text:span></text:p>
      <text:p text:style-name="P4"><text:span text:style-name="T5">Brethren! <text:s/>A long time must have been spent in preparing/ the materials for building in the wilderness the moveable/ sanctuary, which accompanied the Israelites throughout their/ journeys. <text:s/>The scene which the workmen presented/ as they were busily engaged in performing their </text:span><text:span text:style-name="T3">respective</text:span><text:span text:style-name="T5"> prescribed/ </text:span><text:span text:style-name="T3">undertaking</text:span><text:span text:style-name="T5"> task, not for temporal gain, but to serve their/ people and their God, must have been cheering to the/ inspired leader. <text:s/>But can any one suppose that labors/ so varied and so numerous, were finished all at the same/ time? <text:s/>That the women who wore the scarlet yarn, and/ the smiths who made gold and silver plates, and they/ who manufactured utensils for the altar, for the table/ of the shoe-bread, fastenings, and knobs and hooks/ and nails; others who tanned leather, and extracted oil/ for the sacred ointment; in short, that all employed in/ getting ready the requisites for the Tabernacle and/ the worship held therein, completed their </text:span><text:span text:style-name="T3">tasks</text:span><text:span text:style-name="T5"> undertakings together?/ <text:s/>Is it not more reasonable to </text:span><text:span text:style-name="T3">suppose</text:span><text:span text:style-name="T5"> believe that different objects/ were terminated </text:span><text:span text:style-name="T3">upon</text:span><text:span text:style-name="T5"> at different </text:span><text:span text:style-name="T3">days</text:span><text:span text:style-name="T5"> periods?/</text:span></text:p>
      <text:p text:style-name="P8"/>
      <text:p text:style-name="P8">[Page 2]</text:p>
      <text:p text:style-name="P4"><text:soft-page-break/><text:span text:style-name="T5">And yet, we do not find that Moses took public/ notice of the holy work, until it was perfect in its/ every par. <text:s/>"Moses </text:span><text:span text:style-name="T3">saw</text:span><text:span text:style-name="T5"> looked upon </text:span><text:span text:style-name="T6">all</text:span><text:span text:style-name="T7"> the work". <text:s/>No one/ appears to have received a separate acknowledgment for/ quickness or industry displayed. <text:s/>Shall we learn/ from that circumstance, recorded in our section, that we/ must wait till an enterprise has been brought to/ a successful issue, before we pronounce a judgment/ about the merits of those </text:span><text:span text:style-name="T4">engaged in</text:span><text:span text:style-name="T7"> connected with it? <text:s/>But/ imagine that one of the workmen had disappointed/ the prophet's expectations, would it have been just to/ deny the rest the deserved </text:span><text:span text:style-name="T4">praise</text:span><text:span text:style-name="T7"> commendation? <text:s/>Let us reflect./ <text:s/>In human affairs, we often meet with a failure,/ because of the many persons engaged in carrying them/ to a final termination. <text:s/>And as the more extensive is/ the enterprise, the larger is generally the number of/ individuals needed to promote its success, so the chances of a/ failure are proportionately greater. <text:s/>The labor/ must, of course, be divided. <text:s/>One is entrusted with/ that part of the undertaking, another with a depart-/-ment entirely different. <text:s/>Now: we know that all/ ought conscientiously to work in concert for a common end,/</text:span></text:p>
      <text:p text:style-name="P4"><text:span text:style-name="T7"/></text:p>
      <text:p text:style-name="P4"><text:span text:style-name="T7">[Page 3]</text:span></text:p>
      <text:p text:style-name="P4"><text:span text:style-name="T7">that all should agree to cooperate with singleness/ of purpose, in order that the main object be reached./ <text:s/>But does it always follow? <text:s/>Do most people act so?/ <text:s/>Do we not frequently perceive, on the contrary, that the/ work of one will far with that of another? that private/ views, personal ambitions, greed, pique, passions, make of/ those who should have been hearty colaborers, jealous/ competitors, open adversaries? <text:s/>Even if one is not/ led by unkind motives to stand in another man's way, he/ still may wish to secure the largest share of </text:span><text:span text:style-name="T4">praise</text:span><text:span text:style-name="T7"> credit. <text:s/>And/ to win it, he will permit to himself a latitude, not admit-/-ted in the original agreement. <text:s/>He will </text:span><text:span text:style-name="T4">break through go beyond</text:span><text:span text:style-name="T7"> exceed/ the limits he ought to have respected, trespassing upon/ a province which was not his won, and thus occasioning/ a hitch, a break, not easily </text:span><text:span text:style-name="T4">remedied</text:span><text:span text:style-name="T7"> repaired in the presentation/ of the joint enterprise. <text:s/></text:span><text:span text:style-name="T4">Observe</text:span><text:span text:style-name="T7"> Mark now the wisdom of Moses./ <text:s/>He bestows no special laudation. </text:span><text:span text:style-name="T4">upon any.</text:span><text:span text:style-name="T7"> <text:s/>The general/ </text:span><text:span text:style-name="T4">alacrity</text:span><text:span text:style-name="T7"> diligence must have afforded him delight. <text:s/>The daily inspection/ of the work must have revealed to his mind the sentiments/ actuating the individuals occupied in it; </text:span><text:span text:style-name="T4">still</text:span><text:span text:style-name="T7"> yet he wants</text:span><text:span text:style-name="T4">ed</text:span><text:span text:style-name="T7">/ for the final result, for the moment which should prove/</text:span></text:p>
      <text:p text:style-name="P4"><text:span text:style-name="T7"/></text:p>
      <text:p text:style-name="P4"><text:span text:style-name="T7">[Page 4]</text:span></text:p>
      <text:p text:style-name="P4"><text:span text:style-name="T7">beyond a shadow of a doubt that every one has kept/ to his legitimate task, that no possibility of a failure,/ by reason of the untrustiness of any man may arise. <text:s/>Then/ he expresses his full approbation. <text:s/>"Moses </text:span><text:span text:style-name="T4">saw</text:span><text:span text:style-name="T7"> looked upon all the/ work and behold they had done it as the Lord had commanded,/ even so had they done it, and Moses blessed them."/</text:span></text:p>
      <text:p text:style-name="P4"><text:span text:style-name="T7">Observe again: The prophet did not note down the artistic/ finish of the labor, but its exact conformity with the ori-/-ginal plan. <text:s/>Moses never lost sight of the end of so/ many generous efforts. <text:s/>The erection of a Sanctuary with/ objects of significant form was to impress his people/ with the wholesome idea that a Sovereign Being dwelt/ in their midst; that He condescended to accept their offerings/ and listen to their confessions. <text:s/>But that like the Tabern</text:span><text:span text:style-name="T4">a</text:span><text:span text:style-name="T7">-/-acle for the service of God, which so many separate parts/ constituted a magnificent whole, so the diverse members/ of Israel's family who worshipped[sic!] in it, formed an entire/ Union for a purpose designed by the Supreme. <text:s/>They/ deserved credit so long as they directed their endeavours/ to one goal, and this was held preeminently in the thoughts/ of the humblest and of the loftiest, all being coworkers in the/ grand enterprise./</text:span></text:p>
      <text:p text:style-name="P4"><text:span text:style-name="T7"/></text:p>
      <text:p text:style-name="P4"><text:span text:style-name="T7">[Page 5]</text:span></text:p>
      <text:p text:style-name="P4"><text:span text:style-name="T7"><text:tab/>But what was the nature of the approval which/ the Arch-prophet bestowed, when he became convinced that/ perfect harmony had reigned among the laborers in a common/ cause? <text:s/>Did he eulogize their conduct, lavish encomiums/ on one for having accomplished what demanded little skill/ but immense patience, on </text:span><text:span text:style-name="T4">the perfect</text:span><text:span text:style-name="T7"> another for the style of a/ delicate workmanship? <text:s/>Let us hear how he expressed himself/ on the subject. <text:s/>"Moses looked upon all the work, nad behold/ they had done it as </text:span><text:soft-page-break/><text:span text:style-name="T7">the Lord had commanded, even so had they/ done it, and Moses blessed them." <text:s/>To such artifices, raised/ above themselves, caring not for worldly honors, but for/ the glory of the great Master, the most exalted praises/ would have sounded vapid, out of time and place./ <text:s/>Moses knew the feelings that prompted the completion of/ each one's task, he highly valued the unanimity which/ had prevailed, but he deemed silence </text:span><text:span text:style-name="T4">upon that subject</text:span><text:span text:style-name="T7">/ the best token of appreciation. <text:s/>There are, my friends,/ actions which impress us so deeply with their nobility,/ that a recognition thereof by spoken words may seem/ almost an offence[sic!]. <text:s/>A blessing rises upon our lips, and/ that we spontaneously give. <text:s/>Moses blessed the/ workmen. <text:s/>He declared what they had finished, divine./</text:span></text:p>
      <text:p text:style-name="P4"><text:span text:style-name="T7"/></text:p>
      <text:p text:style-name="P4"><text:span text:style-name="T7">[Page 6]</text:span></text:p>
      <text:p text:style-name="P4"><text:span text:style-name="T7">Or, as the Rabbis explain, the prophet's benediction was/ that the spirit of the Creator might rest on the/ work performed. <text:s/>For it was deserving of that visible/ sign of God's favor, a benediction for which the laborers/ yearned, and which they prized </text:span><text:span text:style-name="T4">all</text:span><text:span text:style-name="T7"> above all rewards./ <text:s/>Dear brothers and sisters in faith! <text:s/>We have no Taber-/-nacle to set up, but we have many sanctuaries to/ strengthen, to support, to enlarge. <text:s/>They need our united/ efforts without rivalry, without a thought to personal/ exaltation. <text:s/>Wherever the name of the One God is taught,/ and the book whose contents had given us eternity is/ imparted, there a sanctuary raises its </text:span><text:span text:style-name="T4">spires</text:span><text:span text:style-name="T7"> domes above the clouds./ <text:s/>Wherever the Israelites meet to thank the Doer of wonders/ that they live as </text:span><text:span text:style-name="T4">testimonies</text:span><text:span text:style-name="T7"> evidences of His word, there a Sanctuary/ exists in glorious height. <text:s/>Both should command our labor/ </text:span><text:span text:style-name="T4">we</text:span><text:span text:style-name="T7"> in any manner we can render it. <text:s/>Some schools/ demand encouragement, our periodical visits may offer/ it; others the advantage of experience, our constant/ attendance may benefit them. <text:s/>But I hear this one say:/ "Let men and women who enjoy a place of distinction, make/ it their business to call where children learn the Hebrew Alphabet./</text:span></text:p>
      <text:p text:style-name="P4"><text:span text:style-name="T7"/></text:p>
      <text:p text:style-name="P4"><text:span text:style-name="T7">[Page 7]</text:span></text:p>
      <text:p text:style-name="P4"><text:span text:style-name="T7">That one will cry: "Can I allow myself to be thrust/ into a corner with a primer in hand, while my inferior/ in knowledge impart higher instruction? <text:s/>I have no/ interest in obliging the president, in pleasing the directors./ <text:s/>If I take part in the work, I must have my say./ <text:s/>The committees shall not slight me; let them under-/-stand that I am not destitute of self-respect; I shall/ not exert myself and remain in obscurity." <text:s/>But is it/; so that we can contribute to the completion of righteous/ undertakings? <text:s/>Say: how many Bezabels and Aholiabs are/ named in connection with the raising of the Tabernacle?/ <text:s/>Had our fathers and mothers considered so much their self-/respect, as we term it, the house of the Lord would have/ never been set up. <text:s/>None would have split wood and/ drawn water, who deemed themselves capable of carving or/ guilding. <text:s/>He who was assigned carpentering may have been/ an adept in engraving; the females who [?] goat's/ hair may have been able to make the ephod with which/ to robe the high-priest. <text:s/>But one thought was the/ motive power of that sublime enterprise; to sink one's/ personality into the natural cause. <text:s/>Who greater/ than Moses? <text:s/>Yet you must have noticed that,/</text:span></text:p>
      <text:p text:style-name="P4"><text:span text:style-name="T7"/></text:p>
      <text:p text:style-name="P4"><text:span text:style-name="T7">[Page 8]</text:span></text:p>
      <text:p text:style-name="P4"><text:span text:style-name="T7">when all the objects were brought to him in their per-/-fection, and the day arrived for putting them together, and/ present to the Congregation a building for the worship/ in all its magnificence, the prophet did not shrink/ from the meanest of labors. <text:s/>He performed them all. <text:s/>With/ the same alacrity that he spread the golden curtain over/ the ark of the covenant, he filled the basin with water, he/ lighted the candles, and fastened the boards and the pillars/ with hooks. <text:s/>Hence our lesson tells us "Moses finished/ the work." <text:s/>Which his people had accomplished after months/ of ceaseless and join application, he terminated in a manner by showing/ the equal value of their efforts in the sight of that God,/ whose messenger he was, and to whose honor he bent to/ perform every task. <text:s/>It is so, brothers and sisters,/ that we must act, if we do wish that our sanctuaries/ be reared and perpetuated. <text:s/>Judaism says to all of/ us "You are not expected to complete the work, but you dare/ not exempt yourself from it." <text:s/>Let me in the language/ of the Scripture exhort you all, "the weak must say/ I am powerful." <text:s/>Yes </text:span><text:soft-page-break/><text:span text:style-name="T7">each of us can contribute mightily/ to the stability of organizations which I call our sanctuaries./</text:span></text:p>
      <text:p text:style-name="P4"><text:span text:style-name="T7"/></text:p>
      <text:p text:style-name="P4"><text:span text:style-name="T7">[Page 9]</text:span></text:p>
      <text:p text:style-name="P4"><text:span text:style-name="T7"><text:tab/>(This lecture was continued at some length, urging/ the attendants at the Synagogue, but specially/ the young to joint exertions to spiritually elevate/ its status, and render it a seat of glory to the Divinity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17T15:47:42.32</meta:creation-date>
    <dc:date>2012-05-21T11:51:39.99</dc:date>
    <dc:creator>Penn Libraries</dc:creator>
    <meta:editing-duration>PT01H25M5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3" meta:word-count="1887" meta:character-count="11483"/>
  </office:meta>
</office:document-meta>
</file>